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list-style-name="">
      <style:paragraph-properties fo:margin-left="0cm" fo:margin-right="0cm" fo:text-align="center" style:justify-single-word="false" fo:text-indent="0cm" style:auto-text-indent="false"/>
      <style:text-properties style:font-name="Arial" fo:font-size="12pt" fo:font-style="italic" style:font-size-asian="12pt" style:font-style-asian="italic" style:font-name-complex="Arial" style:font-size-complex="12pt" style:font-style-complex="italic"/>
    </style:style>
    <style:style style:name="P2" style:family="paragraph" style:parent-style-name="Standard">
      <style:text-properties style:font-name="Arial" fo:font-size="12pt" style:font-size-asian="12pt" style:font-name-complex="Arial" style:font-size-complex="12pt"/>
    </style:style>
    <style:style style:name="P3" style:family="paragraph" style:parent-style-name="Standard" style:list-style-name="">
      <style:paragraph-properties fo:margin-left="0cm" fo:margin-right="0cm" fo:text-indent="0cm" style:auto-text-indent="false"/>
      <style:text-properties style:font-name="Garamond" style:font-name-asian="Garamond" style:font-name-complex="Garamond"/>
    </style:style>
    <style:style style:name="P4" style:family="paragraph" style:parent-style-name="Standard" style:list-style-name="">
      <style:paragraph-properties fo:margin-left="0cm" fo:margin-right="0cm" fo:text-align="center" style:justify-single-word="false" fo:text-indent="0cm" style:auto-text-indent="false"/>
      <style:text-properties style:font-name="Arial" fo:font-size="12pt" style:font-name-asian="Arial" style:font-size-asian="12pt" style:font-name-complex="Arial" style:font-size-complex="12pt"/>
    </style:style>
    <style:style style:name="P5" style:family="paragraph" style:parent-style-name="Standard" style:list-style-name="">
      <style:paragraph-properties fo:margin-left="0cm" fo:margin-right="0cm" fo:text-align="justify" style:justify-single-word="false" fo:text-indent="0cm" style:auto-text-indent="false"/>
      <style:text-properties style:font-name="Arial" fo:font-size="12pt" style:font-name-asian="Arial" style:font-size-asian="12pt" style:font-name-complex="Arial" style:font-size-complex="12pt"/>
    </style:style>
    <style:style style:name="P6" style:family="paragraph" style:parent-style-name="Standard" style:list-style-name="">
      <style:paragraph-properties fo:margin-left="0cm" fo:margin-right="0cm" fo:text-align="justify" style:justify-single-word="false" fo:text-indent="0cm" style:auto-text-indent="false"/>
      <style:text-properties style:font-name="Arial" fo:font-size="12pt" style:font-size-asian="12pt" style:font-name-complex="Arial" style:font-size-complex="12pt"/>
    </style:style>
    <style:style style:name="P7" style:family="paragraph" style:parent-style-name="Standard" style:list-style-name="">
      <style:paragraph-properties fo:margin-left="0cm" fo:margin-right="0cm" fo:text-align="justify" style:justify-single-word="false" fo:text-indent="0cm" style:auto-text-indent="false">
        <style:tab-stops>
          <style:tab-stop style:position="6.35cm"/>
          <style:tab-stop style:position="11.43cm"/>
        </style:tab-stops>
      </style:paragraph-properties>
      <style:text-properties style:font-name="Arial" fo:font-size="12pt" style:font-size-asian="12pt" style:font-name-complex="Arial" style:font-size-complex="12pt"/>
    </style:style>
    <style:style style:name="P8" style:family="paragraph" style:parent-style-name="Standard" style:list-style-name="">
      <style:paragraph-properties fo:margin-left="0cm" fo:margin-right="0cm" fo:text-align="justify" style:justify-single-word="false" fo:text-indent="0cm" style:auto-text-indent="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Standard" style:list-style-name="">
      <style:paragraph-properties fo:margin-left="0cm" fo:margin-right="0cm" fo:text-indent="0cm" style:auto-text-indent="false"/>
      <style:text-properties style:font-name="Arial" fo:font-size="12pt" fo:font-weight="bold" style:font-name-asian="Arial" style:font-size-asian="12pt" style:font-weight-asian="bold" style:font-name-complex="Arial" style:font-size-complex="12pt" style:font-weight-complex="bold"/>
    </style:style>
    <style:style style:name="P10" style:family="paragraph" style:parent-style-name="Standard" style:list-style-name="">
      <style:paragraph-properties fo:margin-left="0cm" fo:margin-right="0cm" fo:text-indent="0cm" style:auto-text-indent="false"/>
      <style:text-properties style:font-name="Arial" fo:font-size="12pt" style:font-name-asian="Garamond" style:font-size-asian="12pt" style:font-name-complex="Arial" style:font-size-complex="12pt"/>
    </style:style>
    <style:style style:name="P11" style:family="paragraph" style:parent-style-name="Standard" style:list-style-name="">
      <style:paragraph-properties fo:margin-left="0cm" fo:margin-right="0cm" fo:text-align="justify" style:justify-single-word="false" fo:text-indent="0cm" style:auto-text-indent="false"/>
      <style:text-properties style:font-name="Arial" fo:font-size="12pt" fo:font-style="italic" style:font-name-asian="Arial" style:font-size-asian="12pt" style:font-style-asian="italic" style:font-name-complex="Arial" style:font-size-complex="12pt" style:font-style-complex="italic"/>
    </style:style>
    <style:style style:name="P12" style:family="paragraph" style:parent-style-name="Standard" style:list-style-name="">
      <style:paragraph-properties fo:margin-left="0cm" fo:margin-right="0cm" fo:text-align="justify" style:justify-single-word="false" fo:text-indent="0cm" style:auto-text-indent="false"/>
    </style:style>
    <style:style style:name="P13" style:family="paragraph" style:parent-style-name="Standard" style:list-style-name="">
      <style:paragraph-properties fo:margin-left="0.635cm" fo:margin-right="0cm" fo:text-align="justify" style:justify-single-word="false" fo:text-indent="0cm" style:auto-text-indent="false"/>
      <style:text-properties style:font-name="Arial" fo:font-size="12pt" style:font-name-asian="Arial" style:font-size-asian="12pt" style:font-name-complex="Arial" style:font-size-complex="12pt"/>
    </style:style>
    <style:style style:name="P14" style:family="paragraph" style:parent-style-name="heading_20_1" style:list-style-name="" style:master-page-name="Standard">
      <style:paragraph-properties fo:margin-left="0cm" fo:margin-right="0cm" fo:text-indent="0cm" style:auto-text-indent="false" style:page-number="auto"/>
      <style:text-properties style:font-name="Arial" fo:font-size="12pt" fo:font-weight="normal" style:font-name-asian="Garamond" style:font-size-asian="12pt" style:font-weight-asian="normal" style:font-name-complex="Arial" style:font-size-complex="12pt" style:font-weight-complex="normal"/>
    </style:style>
    <style:style style:name="P15" style:family="paragraph" style:parent-style-name="heading_20_1" style:list-style-name="">
      <style:paragraph-properties fo:margin-left="1.27cm" fo:margin-right="0cm" fo:text-align="end" style:justify-single-word="false" fo:text-indent="1.27cm" style:auto-text-indent="false"/>
      <style:text-properties style:font-name="Arial" fo:font-size="12pt" style:font-name-asian="Garamond" style:font-size-asian="12pt" style:font-name-complex="Arial" style:font-size-complex="12pt"/>
    </style:style>
    <style:style style:name="P16" style:family="paragraph" style:parent-style-name="Body_20_Text_20_2" style:list-style-name="">
      <style:paragraph-properties fo:margin-left="0cm" fo:margin-right="0cm" fo:text-indent="0cm" style:auto-text-indent="false" style:text-autospace="none"/>
      <style:text-properties style:font-name="Arial" fo:font-size="12pt" style:font-name-asian="Garamond" style:font-size-asian="12pt" style:font-name-complex="Arial" style:font-size-complex="12pt"/>
    </style:style>
    <style:style style:name="P17" style:family="paragraph" style:parent-style-name="Body_20_Text_20_2" style:list-style-name="">
      <style:paragraph-properties fo:margin-left="0cm" fo:margin-right="0cm" fo:text-indent="0cm" style:auto-text-indent="false" style:text-autospace="none"/>
      <style:text-properties style:font-name="Arial" fo:font-size="12pt" fo:font-weight="bold" style:font-name-asian="Garamond" style:font-size-asian="12pt" style:font-weight-asian="bold" style:font-name-complex="Arial" style:font-size-complex="12pt" style:font-weight-complex="bold"/>
    </style:style>
    <style:style style:name="P18" style:family="paragraph" style:parent-style-name="Body_20_Text_20_2" style:list-style-name="">
      <style:paragraph-properties fo:margin-left="0cm" fo:margin-right="0cm" fo:text-indent="0cm" style:auto-text-indent="false" style:text-autospace="none"/>
      <style:text-properties style:font-name="Arial" fo:font-size="12pt" style:font-name-asian="Times New Roman" style:font-size-asian="12pt" style:font-name-complex="Arial" style:font-size-complex="12pt"/>
    </style:style>
    <style:style style:name="P19" style:family="paragraph" style:parent-style-name="Title" style:list-style-name="">
      <style:paragraph-properties fo:margin-left="0cm" fo:margin-right="0cm" fo:text-indent="0cm" style:auto-text-indent="false"/>
      <style:text-properties style:font-name="Arial" fo:font-size="12pt" style:font-name-asian="Garamond" style:font-size-asian="12pt" style:font-name-complex="Arial" style:font-size-complex="12pt"/>
    </style:style>
    <style:style style:name="P20" style:family="paragraph" style:parent-style-name="Title" style:list-style-name="">
      <style:paragraph-properties fo:margin-left="0cm" fo:margin-right="0cm" fo:text-indent="0cm" style:auto-text-indent="false"/>
      <style:text-properties style:font-name="Arial" fo:font-size="12pt" style:font-size-asian="12pt" style:font-name-complex="Arial" style:font-size-complex="12pt"/>
    </style:style>
    <style:style style:name="T1" style:family="text">
      <style:text-properties style:font-name-asian="Garamond"/>
    </style:style>
    <style:style style:name="T2" style:family="text">
      <style:text-properties fo:font-weight="normal" style:font-weight-asian="normal" style:font-weight-complex="normal"/>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name-asian="Arial" style:font-size-asian="12pt" style:font-weight-asian="bold" style:font-name-complex="Arial" style:font-size-complex="12pt" style:font-weight-complex="bold"/>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style:font-size-asian="12pt" style:font-style-asian="italic" style:font-name-complex="Arial" style:font-size-complex="12pt" style:font-style-complex="italic"/>
    </style:style>
    <style:style style:name="T7" style:family="text">
      <style:text-properties style:font-name-asian="Arial"/>
    </style:style>
    <style:style style:name="T8" style:family="text">
      <style:text-properties fo:font-weight="bold" style:font-name-asian="Garamon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name-asian="Arial" style:font-weight-asian="bold" style:font-weight-complex="bold"/>
    </style:style>
    <style:style style:name="T11" style:family="text">
      <style:text-properties fo:font-style="italic" style:font-style-asian="italic" style:font-style-complex="italic"/>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ge" fo:padding="0.007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char" svg:x="3cm" svg:y="-0.741cm" svg:width="2.374cm" svg:height="3.812cm" draw:z-index="0"><draw:text-box><text:p text:style-name="P3"/><text:p text:style-name="P3"/><text:p text:style-name="P3">[UNIVERSITY LOGO]</text:p></draw:text-box></draw:frame></text:p>
      <text:p text:style-name="P15">[UNIVERSITY CONTACT DETAILS]</text:p>
      <text:p text:style-name="P19"><text:tab/></text:p>
      <text:p text:style-name="P20">TMS INFORMATION SHEET FOR PARTICIPANTS </text:p>
      <text:p text:style-name="P4"/>
      <text:p text:style-name="P1">[ETHICS APPROVAL TITLE &amp; REFERENCE]</text:p>
      <text:p text:style-name="P16"/>
      <text:p text:style-name="P6">You are being invited to take part in a research study. <text:s/>Before you decide it is important for you to understand why the research is being done and what it will involve. Please take time to read the information carefully and discuss it with others if you wish. Ask us if there is anything that is not clear or if you would like more information. Take time to decide whether or not you wish to take part.</text:p>
      <text:p text:style-name="P2"/>
      <text:p text:style-name="P2">Thank you for reading this.</text:p>
      <text:p text:style-name="P13"/>
      <text:p text:style-name="P8">Why are we doing this study?</text:p>
      <text:p text:style-name="P17"/>
      <text:p text:style-name="P6">The brain is divided up into many different parts. Each part carries out a specific job, such as looking at colours or understanding speech. The different parts of the brain perform different functions at different times while you are performing a particular behaviour (e.g.: pressing a button on a keyboard, reaching and pointing to an object). By studying your brain using brain stimulation (TMS) we will be able to visualize which parts of the brain are working when you do different things, and to understand their role in these different behaviours.</text:p>
      <text:p text:style-name="P16"/>
      <text:p text:style-name="P9">Why have I been chosen?</text:p>
      <text:p text:style-name="P17"/>
      <text:p text:style-name="P18">You have been asked to take part because we want to find how the brain works in healthy adults. <text:s/>We hope that about [SAMPLE SIZE] people will take part in this study.</text:p>
      <text:p text:style-name="P8"/>
      <text:p text:style-name="P9">Who can take part?</text:p>
      <text:p text:style-name="P9"/>
      <text:p text:style-name="P6">Not everyone can take part in this study. <text:s/>If you have metal in your head or face, it may not safe for you to take part. If you have any history of epilepsy in your family, you should not take part. If you think you might be pregnant, you should not take part. People who have a medical condition or who are taking prescription medication should discuss this with the researcher before agreeing to take part. People who are not fluent English speakers should also discuss this with the researcher before agreeing to take part.</text:p>
      <text:p text:style-name="P10"/>
      <text:p text:style-name="P8">Do I have to take part?</text:p>
      <text:p text:style-name="P17"/>
      <text:p text:style-name="P6">It is up to you to decide whether or not to take part. If you do decide to take part you will be given this information sheet to keep, you will be asked to fill out a safety questionnaire, and you will then be asked to sign a form agreeing to take part. If you decide to take part you can still change your mind and withdraw at any time and without giving a reason. A decision to withdraw at any time, or a decision to not take part, will not affect you in any way.</text:p>
      <text:p text:style-name="P2"/>
      <text:p text:style-name="P8"><text:soft-page-break/>What will happen to me if I take part?</text:p>
      <text:p text:style-name="P17"/>
      <text:p text:style-name="P6">Before taking part in any tests you will be asked to fill out a safety screening questionnaire. This questionnaire will ask you about your medical history, any medication you are currently on, and about recent alcohol, caffeine and recreational drug use. They will also ask you whether you might be pregnant. You will be required to fill out these questionnaires and sign a consent form before any testing occurs.</text:p>
      <text:p text:style-name="P6"/>
      <text:p text:style-name="P6">You will be reimbursed for expenses incurred through taking part in this study, e.g. travel expenses. You will also be paid [COMPENSATION] for your time and any inconvenience caused by participating in this study. <text:s/>The total time you will spend in the study should be no more than [STUDY DURATION]. This may be divided over two visits if you prefer.</text:p>
      <text:p text:style-name="P5"/>
      <text:p text:style-name="P8">What is transcranial magnetic stimulation (TMS)?</text:p>
      <text:p text:style-name="P8"/>
      <text:p text:style-name="P6">TMS is a method by which a magnetic field is used to stimulate a small area of a person’s brain. This is done by applying magnetic pulses to a person’s scalp. These magnetic pulses pass through the skull and stimulate the brain area lying underneath the stimulating coil.</text:p>
      <text:p text:style-name="P8"/>
      <text:p text:style-name="P8">What are the side effects of any treatment received when taking part?</text:p>
      <text:p text:style-name="P8"/>
      <text:p text:style-name="P6">TMS is usually a painless procedure, but it can be noisy and can cause muscular twitches. These effects can be minimized by wearing ear plugs and by the researcher adjusting the position of the stimulating coil.</text:p>
      <text:p text:style-name="P6"/>
      <text:p text:style-name="P6">TMS can also temporarily slow down your finger press responses while you are carrying out a task that requires pressing buttons. Or it can cause a short delay before you make the finger press response. These effects are very small (in the order of milliseconds), but sometimes people notice these effects. This is the measure that we use to tell us how the brain is functioning. If you notice these effects, please do not be concerned – the effects are temporary and will not out-last the testing session.</text:p>
      <text:p text:style-name="P6"/>
      <text:p text:style-name="P12"><text:span text:style-name="T3">This TMS study includes both </text:span><text:span text:style-name="T5">SINGLE</text:span><text:span text:style-name="T3"> pulses and</text:span><text:span text:style-name="T5"> REPETITIVE</text:span><text:span text:style-name="T3"> magnetic pulses. It is safe to say that there are no risks or side effects known for single pulse magnetic stimulation. Under some conditions however, such as at high stimulation rates (50Hz), repetitive pulse magnetic stimulation can induce seizures. For this reason, if you have any family history of epilepsy or mental illness, you should NOT take part in this study. The stimulation rates in this experiment are comparatively low at 10Hz and are applied for less than half a second. If you wish to read papers on this matter I would be happy to provide them to you.</text:span></text:p>
      <text:p text:style-name="P5"/>
      <text:p text:style-name="P8">What are the possible disadvantages and risks of taking part?</text:p>
      <text:p text:style-name="P8"/>
      <text:p text:style-name="P6">It is NOT safe to have a MRI scan or TMS if you have any metal in your body. <text:s/>This is because of the strong magnetic fields used. <text:s/>Teeth fillings are safe but you should discuss other metal dental work (e.g. braces) with the researcher beforehand. <text:s/>For your safety you will be asked to fill out a TMS Safety Screening Questionnaire, and to remove any metallic items (e.g. jewellery, coins) before you enter the testing room.</text:p>
      <text:p text:style-name="P6"><text:soft-page-break/></text:p>
      <text:p text:style-name="P6">To minimize the risk of seizure with TMS it is important to ensure that: 1) you have had a full night’s sleep the night before the study; 2) you have not drunk more than 3 units of alcohol the previous night; and 3) that you have not used recreational drugs within the 24 hour period prior to testing. As a precaution, you should not drive for one hour after receiving TMS.</text:p>
      <text:p text:style-name="P6"/>
      <text:p text:style-name="P6">It is possible that if an MRI scan or TMS pulses are given to a pregnant woman it will harm the unborn child. <text:s/>If there is a possibility that you are pregnant, therefore, you must NOT take part in this study.</text:p>
      <text:p text:style-name="P6"/>
      <text:p text:style-name="P6">Neither MRI nor TMS use X-rays and the magnetic fields do not have harmful effects.</text:p>
      <text:p text:style-name="P5"/>
      <text:p text:style-name="P8">What are the possible benefits of taking part?</text:p>
      <text:p text:style-name="P5"/>
      <text:p text:style-name="P6">There is no benefit to you if you take part in this study. We hope that the information we get from this study may help us to understand more about how the brain works.</text:p>
      <text:p text:style-name="P5"/>
      <text:p text:style-name="P8">What if something goes wrong?</text:p>
      <text:p text:style-name="P8"/>
      <text:p text:style-name="P6">If you are harmed by taking part in this research project, there are no special compensation arrangements. If you are harmed due to someone’s negligence, then you may have grounds for a legal action but you may have to pay for it. <text:s/>Regardless of this, if you wish to complain, or have any concerns about any aspect of the way you have been approached or treated during the course of this study, the normal National Health Service complaints mechanisms should be available to you.</text:p>
      <text:p text:style-name="P5"/>
      <text:p text:style-name="P8">Will my taking part in this study be kept confidential?</text:p>
      <text:p text:style-name="P8"/>
      <text:p text:style-name="P12"><text:span text:style-name="T3">All information that is collected about you during the course of the research will be kept strictly confidential. <text:s/>Any information about you that leaves the centre will have your name and address removed so that you cannot be recognised from it</text:span><text:span text:style-name="T6">.</text:span></text:p>
      <text:p text:style-name="P11"/>
      <text:p text:style-name="P8">What will happen to the results of the research study?</text:p>
      <text:p text:style-name="P8"/>
      <text:p text:style-name="P6">We hope to publish the results of this study in a scientific journal. We may also present the results at a scientific conference or a seminar in a university. <text:s/>We may also publish results on our website. <text:s/>We would be happy to discuss the results of the study with you and to send you a copy of the published results. <text:s/>It will not be possible to identify you or images of your brain in any report or publication.</text:p>
      <text:p text:style-name="P5"/>
      <text:p text:style-name="P8">Who is organising the research?</text:p>
      <text:p text:style-name="P8"/>
      <text:p text:style-name="P6">This research study is organised by [PI NAME] at the [PI DEPARTMENT; INSTITUTION]. [PI EXPERTISE DESCRIPTION]</text:p>
      <text:p text:style-name="P5"/>
      <text:p text:style-name="P8">Contact for Further Information</text:p>
      <text:p text:style-name="P8"/>
      <text:p text:style-name="P7">You should contact [PI NAME] for further information. <text:s/>You can contact them by email [PI EMAIL] or phone [PI 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0" fo:widows="0" fo:hyphenation-ladder-count="no-limit" fo:text-indent="0cm" style:auto-text-indent="false" style:text-autospace="none" style:vertical-align="auto"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color="#ff0000" style:font-name="Garamond" fo:font-family="Garamond" style:font-family-generic="roman" style:font-pitch="variable" fo:font-size="11pt" style:font-name-asian="Garamond" style:font-family-asian="Garamond" style:font-family-generic-asian="roman" style:font-pitch-asian="variable" style:font-size-asian="11pt" style:font-name-complex="Garamond" style:font-family-complex="Garamond" style:font-family-generic-complex="roman" style:font-pitch-complex="variable" style:font-size-complex="11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list-style-name="WW8Num1">
      <style:paragraph-properties fo:text-align="center" style:justify-single-word="false" fo:keep-with-next="always"/>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style:style>
    <style:style style:name="heading_20_3" style:display-name="heading 3" style:family="paragraph" style:parent-style-name="Standard" style:next-style-name="Standard" style:list-style-name="WW8Num1">
      <style:paragraph-properties fo:text-align="center" style:justify-single-word="false" fo:keep-with-next="always"/>
      <style:text-properties style:font-name="Garamond" fo:font-family="Garamond" style:font-family-generic="roman" style:font-pitch="variable" fo:font-style="italic" fo:font-weight="bold" style:font-name-asian="Garamond" style:font-family-asian="Garamond" style:font-family-generic-asian="roman" style:font-pitch-asian="variable" style:font-style-asian="italic" style:font-weight-asian="bold" style:font-name-complex="Garamond" style:font-family-complex="Garamond" style:font-family-generic-complex="roman" style:font-pitch-complex="variable" style:font-style-complex="italic" style:font-weight-complex="bold"/>
    </style:style>
    <style:style style:name="heading_20_4" style:display-name="heading 4" style:family="paragraph" style:parent-style-name="Standard" style:next-style-name="Standard" style:list-style-name="WW8Num1">
      <style:paragraph-properties fo:keep-with-next="always" style:text-autospace="ideograph-alpha"/>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list-style-name="WW8Num1">
      <style:paragraph-properties fo:keep-with-next="always" style:text-autospace="ideograph-alpha"/>
      <style:text-properties fo:font-size="9pt" fo:font-weight="bold" style:font-size-asian="9pt" style:font-weight-asian="bold" style:font-size-complex="9pt" style:font-weight-complex="bold"/>
    </style:style>
    <style:style style:name="Document_20_Map" style:display-name="Document Map" style:family="paragraph" style:parent-style-name="Standard">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Body_20_Text_20_2" style:display-name="Body Text 2" style:family="paragraph" style:parent-style-name="Standard">
      <style:paragraph-properties fo:text-align="justify" style:justify-single-word="false" style:text-autospace="ideograph-alpha"/>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176cm" fo:margin-bottom="0.176cm" loext:contextual-spacing="false" style:line-height-at-least="0.593cm" style:text-autospace="ideograph-alpha"/>
      <style:text-properties style:font-name="Verdana" fo:font-family="Verdana" style:font-family-generic="swiss" style:font-pitch="variable" fo:font-size="8.5pt" style:font-name-asian="Verdana" style:font-family-asian="Verdana" style:font-family-generic-asian="swiss" style:font-pitch-asian="variable" style:font-size-asian="8.5pt" style:font-name-complex="Verdana" style:font-family-complex="Verdana" style:font-family-generic-complex="swiss" style:font-pitch-complex="variable" style:font-size-complex="8.5pt"/>
    </style:style>
    <style:style style:name="bibliografia" style:family="paragraph" style:parent-style-name="Standard">
      <style:paragraph-properties fo:margin-top="0.176cm" fo:margin-bottom="0.176cm" loext:contextual-spacing="false" style:text-autospace="ideograph-alpha"/>
    </style:style>
    <style:style style:name="Body_20_Text_20_3" style:display-name="Body Text 3" style:family="paragraph" style:parent-style-name="Standard">
      <style:text-properties style:font-name="Garamond" fo:font-family="Garamond" style:font-family-generic="roman" style:font-pitch="variable" fo:font-size="11pt" style:font-name-asian="Garamond" style:font-family-asian="Garamond" style:font-family-generic-asian="roman" style:font-pitch-asian="variable" style:font-size-asian="11pt" style:font-name-complex="Garamond" style:font-family-complex="Garamond" style:font-family-generic-complex="roman" style:font-pitch-complex="variable" style:font-size-complex="11pt"/>
    </style:style>
    <style:style style:name="header" style:family="paragraph" style:parent-style-name="Standard">
      <style:paragraph-properties style:text-autospace="ideograph-alpha">
        <style:tab-stops>
          <style:tab-stop style:position="7.62cm" style:type="center"/>
          <style:tab-stop style:position="15.24cm" style:type="right"/>
        </style:tab-stops>
      </style:paragraph-properties>
    </style:style>
    <style:style style:name="footer" style:family="paragraph" style:parent-style-name="Standard">
      <style:paragraph-properties style:text-autospace="ideograph-alpha">
        <style:tab-stops>
          <style:tab-stop style:position="7.62cm" style:type="center"/>
          <style:tab-stop style:position="15.24cm" style:type="right"/>
        </style:tab-stops>
      </style:paragraph-properties>
    </style:style>
    <style:style style:name="Title" style:family="paragraph" style:parent-style-name="Standard" style:next-style-name="Subtitle" style:class="chapter">
      <style:paragraph-properties fo:text-align="center" style:justify-single-word="false" style:text-autospace="ideograph-alpha"/>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RTF_5f_Num_20_2_20_1" style:display-name="RTF_Num 2 1"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content1" style:family="text" style:parent-style-name="Default_20_Paragraph_20_Font">
      <style:text-properties style:font-name="Verdana" fo:font-family="Verdana" style:font-family-generic="swiss" style:font-pitch="variable" fo:font-size="6pt" style:text-underline-style="none" style:font-name-asian="Verdana" style:font-family-asian="Verdana" style:font-family-generic-asian="swiss" style:font-pitch-asian="variable" style:font-size-asian="6pt" style:font-name-complex="Verdana" style:font-family-complex="Verdana" style:font-family-generic-complex="swiss" style:font-pitch-complex="variable" style:font-size-complex="6pt"/>
    </style:style>
    <style:style style:name="bibliografia1"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vincent walsh</meta:initial-creator>
    <meta:creation-date>2005-06-30T16:03:00</meta:creation-date>
    <dc:date>2023-10-13T10:46:44.117956700</dc:date>
    <meta:print-date>2005-05-23T15:21:00</meta:print-date>
    <meta:editing-cycles>1</meta:editing-cycles>
    <meta:editing-duration>PT7M40S</meta:editing-duration>
    <meta:document-statistic meta:table-count="0" meta:image-count="0" meta:object-count="0" meta:page-count="3" meta:paragraph-count="41" meta:word-count="1395" meta:character-count="7807" meta:non-whitespace-character-count="6435"/>
    <meta:generator>LibreOffice/6.0.7.3$Linux_X86_64 LibreOffice_project/00m0$Build-3</meta:generator>
  </office:meta>
</office:document-meta>
</file>